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102in"/>
    </style:style>
    <style:style style:name="co2" style:family="table-column">
      <style:table-column-properties fo:break-before="auto" style:column-width="10.5252in"/>
    </style:style>
    <style:style style:name="co3" style:family="table-column">
      <style:table-column-properties fo:break-before="auto" style:column-width="2.4819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1637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reviews_count</text:p>
          </table:table-cell>
          <table:table-cell table:style-name="ce1" office:value-type="string" calcext:value-type="string">
            <text:p>reviews_averag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Millennium Preschool - Lucknow, Butler Colony</text:p>
          </table:table-cell>
          <table:table-cell office:value-type="string" calcext:value-type="string">
            <text:p>No 7, Way Lane, Jopling Rd, nearby Colossal Apartment, Parehta, Gokhale Vihar, Butler Colony, Lucknow, Uttar Pradesh 226001</text:p>
          </table:table-cell>
          <table:table-cell office:value-type="string" calcext:value-type="string">
            <text:p>preschool.littlemillennium.com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6.8247565" calcext:value-type="float">
            <text:p>26.8247565</text:p>
          </table:table-cell>
          <table:table-cell office:value-type="float" office:value="80.8679308" calcext:value-type="float">
            <text:p>80.86793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oyful Happy Hours - Best Preschool &amp; Daycare in Bhola Khera, Alambagh, Lucknow</text:p>
          </table:table-cell>
          <table:table-cell office:value-type="string" calcext:value-type="string">
            <text:p>1 Indrapuri, Bhola Khera, Alambagh, Lucknow, Uttar Pradesh 226023</text:p>
          </table:table-cell>
          <table:table-cell office:value-type="string" calcext:value-type="string">
            <text:p>joyfulhappyhours.co</text:p>
          </table:table-cell>
          <table:table-cell office:value-type="string" calcext:value-type="string">
            <text:p>096219 9929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8072195" calcext:value-type="float">
            <text:p>26.8072195</text:p>
          </table:table-cell>
          <table:table-cell office:value-type="float" office:value="80.7437293" calcext:value-type="float">
            <text:p>80.74372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Explorers LKO: The Best Preschool in Lucknow</text:p>
          </table:table-cell>
          <table:table-cell office:value-type="string" calcext:value-type="string">
            <text:p>4/45, Vishesh Khand 2, Gomti Nagar, Lucknow, Uttar Pradesh 226010</text:p>
          </table:table-cell>
          <table:table-cell office:value-type="string" calcext:value-type="string">
            <text:p>littleexplorerslko.com</text:p>
          </table:table-cell>
          <table:table-cell office:value-type="string" calcext:value-type="string">
            <text:p>089605 1333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8621133" calcext:value-type="float">
            <text:p>26.8621133</text:p>
          </table:table-cell>
          <table:table-cell office:value-type="float" office:value="80.8710941" calcext:value-type="float">
            <text:p>80.87109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Pride and Joy preschool Krishna Nagar Lucknow | Best Preschool in Krishna Nagar | Best Kids Preschool in Krishna Nagar</text:p>
          </table:table-cell>
          <table:table-cell office:value-type="string" calcext:value-type="string">
            <text:p>11, Kanpur Rd, nearby Gaurangi Homeo Clinic, Vishnulok Colony, Vijay Nagar Colony, Krishna Nagar, Tiwari puram, Lucknow, Uttar Pradesh 226023</text:p>
          </table:table-cell>
          <table:table-cell office:value-type="string" calcext:value-type="string">
            <text:p>theprideandjoypreschool.com</text:p>
          </table:table-cell>
          <table:table-cell office:value-type="string" calcext:value-type="string">
            <text:p>099354 430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6.7901923" calcext:value-type="float">
            <text:p>26.7901923</text:p>
          </table:table-cell>
          <table:table-cell office:value-type="float" office:value="80.7444409" calcext:value-type="float">
            <text:p>80.74444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Millennium Preschool - Lucknow, Qaisar Bagh, Latouche Road</text:p>
          </table:table-cell>
          <table:table-cell office:value-type="string" calcext:value-type="string">
            <text:p>Block IV, Zadunath, No C 91/11, Latouche Rd, nearby Pawan Cycle Store, Ghasyari Mandi, Kaiser Bagh, Lucknow, Uttar Pradesh 226001</text:p>
          </table:table-cell>
          <table:table-cell office:value-type="string" calcext:value-type="string">
            <text:p>preschool.littlemillennium.com</text:p>
          </table:table-cell>
          <table:table-cell office:value-type="string" calcext:value-type="string">
            <text:p>098399 1474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7901923" calcext:value-type="float">
            <text:p>26.7901923</text:p>
          </table:table-cell>
          <table:table-cell office:value-type="float" office:value="80.7444409" calcext:value-type="float">
            <text:p>80.74444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irla Open Minds Preschool, Gomti Nagar, Lucknow</text:p>
          </table:table-cell>
          <table:table-cell office:value-type="string" calcext:value-type="string">
            <text:p>3/502, Vishal Khand - 3, Vishal Khand, Gomti Nagar, Lucknow, Uttar Pradesh 226010</text:p>
          </table:table-cell>
          <table:table-cell office:value-type="string" calcext:value-type="string">
            <text:p>birlaopenmindsgomtinagar.in</text:p>
          </table:table-cell>
          <table:table-cell office:value-type="string" calcext:value-type="string">
            <text:p>080043 844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49387" calcext:value-type="float">
            <text:p>26.849387</text:p>
          </table:table-cell>
          <table:table-cell office:value-type="float" office:value="80.8441578" calcext:value-type="float">
            <text:p>80.84415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uroKids PreSchool in Indira Nagar, Lucknow</text:p>
          </table:table-cell>
          <table:table-cell office:value-type="string" calcext:value-type="string">
            <text:p>Bhootnath Mandir Market, B- 395, opposite Bank of Baroda, Block A, Indira Nagar, Lucknow, Uttar Pradesh 226016</text:p>
          </table:table-cell>
          <table:table-cell office:value-type="string" calcext:value-type="string">
            <text:p>eurokidsindia.com</text:p>
          </table:table-cell>
          <table:table-cell office:value-type="string" calcext:value-type="string">
            <text:p>098399 036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49387" calcext:value-type="float">
            <text:p>26.849387</text:p>
          </table:table-cell>
          <table:table-cell office:value-type="float" office:value="80.8441578" calcext:value-type="float">
            <text:p>80.84415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D Goenka Toddler House, Gomti Nagar, Lucknow - Best preschool in Gomti Nagar</text:p>
          </table:table-cell>
          <table:table-cell office:value-type="string" calcext:value-type="string">
            <text:p>5/184, Service lane, near Dayal Paradise Hotel, Vipul Khand 5, Vipul Khand, Gomti Nagar, Lucknow, Uttar Pradesh 226010</text:p>
          </table:table-cell>
          <table:table-cell office:value-type="string" calcext:value-type="string">
            <text:p>gdgoenkaplayschoollucknow.com</text:p>
          </table:table-cell>
          <table:table-cell office:value-type="string" calcext:value-type="string">
            <text:p>078811 3330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6.849387" calcext:value-type="float">
            <text:p>26.849387</text:p>
          </table:table-cell>
          <table:table-cell office:value-type="float" office:value="80.8441578" calcext:value-type="float">
            <text:p>80.84415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angaroo Kids International Preschool Vineet Khand, Lucknow</text:p>
          </table:table-cell>
          <table:table-cell office:value-type="string" calcext:value-type="string">
            <text:p>Vineet khandGomti Nagar, B-1/14A, behind Indus Heart Medical Centre, Vineet Khand 1, Gomti Nagar, Lucknow, Uttar Pradesh 226010</text:p>
          </table:table-cell>
          <table:table-cell office:value-type="string" calcext:value-type="string">
            <text:p>kangarookids.in</text:p>
          </table:table-cell>
          <table:table-cell office:value-type="string" calcext:value-type="string">
            <text:p>091402 8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49387" calcext:value-type="float">
            <text:p>26.849387</text:p>
          </table:table-cell>
          <table:table-cell office:value-type="float" office:value="80.8441578" calcext:value-type="float">
            <text:p>80.84415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koons Play School and Daycare center Krishna Nagar Lucknow | Best Preschool in Krishna Nagar Lucknow</text:p>
          </table:table-cell>
          <table:table-cell office:value-type="string" calcext:value-type="string">
            <text:p>1) House, No 561/129, B-4, near Lucknow hospital, behind Krishna Nagar, Sindhu Nagar, Kotwali, Lucknow, Uttar Pradesh 226023</text:p>
          </table:table-cell>
          <table:table-cell office:value-type="string" calcext:value-type="string">
            <text:p>makoons.com</text:p>
          </table:table-cell>
          <table:table-cell office:value-type="string" calcext:value-type="string">
            <text:p>097933 166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7959218" calcext:value-type="float">
            <text:p>26.7959218</text:p>
          </table:table-cell>
          <table:table-cell office:value-type="float" office:value="80.7467402" calcext:value-type="float">
            <text:p>80.74674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kidz Preschool - Best Pre School in Indira Nagar Lucknow</text:p>
          </table:table-cell>
          <table:table-cell office:value-type="string" calcext:value-type="string">
            <text:p>D, 1205/16, D Block, Block D, Indira Nagar, Lucknow, Uttar Pradesh 226016</text:p>
          </table:table-cell>
          <table:table-cell office:value-type="string" calcext:value-type="string">
            <text:p>ikidzschools.com</text:p>
          </table:table-cell>
          <table:table-cell office:value-type="string" calcext:value-type="string">
            <text:p>080050 093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766944" calcext:value-type="float">
            <text:p>26.8766944</text:p>
          </table:table-cell>
          <table:table-cell office:value-type="float" office:value="80.8500348" calcext:value-type="float">
            <text:p>80.85003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w Gyaana International Play School- Best Preschool In Lucknow</text:p>
          </table:table-cell>
          <table:table-cell office:value-type="string" calcext:value-type="string">
            <text:p>G-1, Avadhpuri, Liberty Colony Park, Sarvodaya Nagar, Indira Nagar, Lucknow, Uttar Pradesh 226016</text:p>
          </table:table-cell>
          <table:table-cell office:value-type="string" calcext:value-type="string">
            <text:p>newgyaana.com</text:p>
          </table:table-cell>
          <table:table-cell office:value-type="string" calcext:value-type="string">
            <text:p>083180 210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766944" calcext:value-type="float">
            <text:p>26.8766944</text:p>
          </table:table-cell>
          <table:table-cell office:value-type="float" office:value="80.8500348" calcext:value-type="float">
            <text:p>80.85003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Step Play School | Top 5 preschool in lucknow</text:p>
          </table:table-cell>
          <table:table-cell office:value-type="string" calcext:value-type="string">
            <text:p>Road, near Essar Petrol Pump, Ram Nagar, Balaganj, Lucknow, Uttar Pradesh 226003</text:p>
          </table:table-cell>
          <table:table-cell office:value-type="string" calcext:value-type="string">
            <text:p>firststepplayschool.com</text:p>
          </table:table-cell>
          <table:table-cell office:value-type="string" calcext:value-type="string">
            <text:p>087266 6333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8712092" calcext:value-type="float">
            <text:p>26.8712092</text:p>
          </table:table-cell>
          <table:table-cell office:value-type="float" office:value="80.7384294" calcext:value-type="float">
            <text:p>80.73842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otprints: Play School &amp; Day Care Creche, Preschool in Vipul Khand 5, Lucknow</text:p>
          </table:table-cell>
          <table:table-cell office:value-type="string" calcext:value-type="string">
            <text:p>Plot# 5/182, Dr Akhilesh Das Gupta Marg, near Dayal Paradise, Vipul Khand 5, Vipul Khand, Gomti Nagar, Lucknow, Uttar Pradesh 226010</text:p>
          </table:table-cell>
          <table:table-cell office:value-type="string" calcext:value-type="string">
            <text:p>footprintseducation.in</text:p>
          </table:table-cell>
          <table:table-cell office:value-type="string" calcext:value-type="string">
            <text:p>074062 221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8433233" calcext:value-type="float">
            <text:p>26.8433233</text:p>
          </table:table-cell>
          <table:table-cell office:value-type="float" office:value="80.8463233" calcext:value-type="float">
            <text:p>80.84632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angaroo Kids International Preschool LDA Colony, Lucknow</text:p>
          </table:table-cell>
          <table:table-cell office:value-type="string" calcext:value-type="string">
            <text:p>Sector D1 Rd, Sector D1, LDA Colony, Lucknow, Uttar Pradesh 226012</text:p>
          </table:table-cell>
          <table:table-cell office:value-type="string" calcext:value-type="string">
            <text:p>kangarookids.in</text:p>
          </table:table-cell>
          <table:table-cell office:value-type="string" calcext:value-type="string">
            <text:p>080816 9820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6.7856947" calcext:value-type="float">
            <text:p>26.7856947</text:p>
          </table:table-cell>
          <table:table-cell office:value-type="float" office:value="80.7549405" calcext:value-type="float">
            <text:p>80.75494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IGHTY MINDZ INTERNATIONAL PRESCHOOL - Best Play School in GomtiNagar | Best Pre-school in Gomtinagar Vistar| LUCKNOW</text:p>
          </table:table-cell>
          <table:table-cell office:value-type="string" calcext:value-type="string">
            <text:p>1/321, Vardan Khand, Sector 1, Gomti Nagar, Lucknow, Uttar Pradesh 226010</text:p>
          </table:table-cell>
          <table:table-cell/>
          <table:table-cell office:value-type="string" calcext:value-type="string">
            <text:p>084001 003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397807" calcext:value-type="float">
            <text:p>26.8397807</text:p>
          </table:table-cell>
          <table:table-cell office:value-type="float" office:value="80.8631129" calcext:value-type="float">
            <text:p>80.86311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Millennium Preschool - Lucknow, South City</text:p>
          </table:table-cell>
          <table:table-cell office:value-type="string" calcext:value-type="string">
            <text:p>Plot No S-5, J Block, Sector J South City, behind Power House, Utrathiya, Lucknow, Uttar Pradesh 226025</text:p>
          </table:table-cell>
          <table:table-cell office:value-type="string" calcext:value-type="string">
            <text:p>preschool.littlemillennium.com</text:p>
          </table:table-cell>
          <table:table-cell office:value-type="string" calcext:value-type="string">
            <text:p>08071 867 19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767922" calcext:value-type="float">
            <text:p>26.767922</text:p>
          </table:table-cell>
          <table:table-cell office:value-type="float" office:value="80.7964808" calcext:value-type="float">
            <text:p>80.79648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Millenium Pre-School Lucknow (Indira Nagar)</text:p>
          </table:table-cell>
          <table:table-cell office:value-type="string" calcext:value-type="string">
            <text:p>A - 226, Block A, Indira Nagar, Lucknow, Uttar Pradesh 226016</text:p>
          </table:table-cell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26.8739214" calcext:value-type="float">
            <text:p>26.8739214</text:p>
          </table:table-cell>
          <table:table-cell office:value-type="float" office:value="80.8337887" calcext:value-type="float">
            <text:p>80.83378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lakshi Preschool &amp; Day Care - Best Preschool in Gomti Nagar</text:p>
          </table:table-cell>
          <table:table-cell office:value-type="string" calcext:value-type="string">
            <text:p>3/173, Vijayipur, Vishesh Khand 2, Gomti Nagar, Lucknow, Uttar Pradesh 226010</text:p>
          </table:table-cell>
          <table:table-cell office:value-type="string" calcext:value-type="string">
            <text:p>palakshipreschool.com</text:p>
          </table:table-cell>
          <table:table-cell office:value-type="string" calcext:value-type="string">
            <text:p>093544 507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739214" calcext:value-type="float">
            <text:p>26.8739214</text:p>
          </table:table-cell>
          <table:table-cell office:value-type="float" office:value="80.8337887" calcext:value-type="float">
            <text:p>80.83378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ttle Millennium Preschool - Lucknow, Ashiyana</text:p>
          </table:table-cell>
          <table:table-cell office:value-type="string" calcext:value-type="string">
            <text:p>House No 1564, nearby Chancelor Club, Sector K1, Sector K, LDA Colony, Lucknow, Uttar Pradesh 226012</text:p>
          </table:table-cell>
          <table:table-cell office:value-type="string" calcext:value-type="string">
            <text:p>preschool.littlemillennium.com</text:p>
          </table:table-cell>
          <table:table-cell office:value-type="string" calcext:value-type="string">
            <text:p>08071 327 1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6.8739214" calcext:value-type="float">
            <text:p>26.8739214</text:p>
          </table:table-cell>
          <table:table-cell office:value-type="float" office:value="80.8337887" calcext:value-type="float">
            <text:p>80.8337887</text:p>
          </table:table-cell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style-name="ce3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09:36:18.799526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0-01T03:45:47</meta:creation-date>
    <dc:date>2025-10-01T09:53:53.132683981</dc:date>
    <meta:generator>LibreOffice/25.8.1.1$Linux_X86_64 LibreOffice_project/580$Build-1</meta:generator>
    <meta:editing-duration>PT16M35S</meta:editing-duration>
    <meta:editing-cycles>2</meta:editing-cycles>
    <meta:document-statistic meta:table-count="1" meta:cell-count="144" meta:object-count="0"/>
    <meta:user-defined meta:name="AppVersion">3.1</meta:user-defined>
  </office:meta>
</office:document-meta>
</file>